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3 – PARTICIONAMENTOFORMATACAO E MONTAGEM DE DISCOS NO UBUNTU LINU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2:16:23.785810125</meta:creation-date>
    <dc:date>2020-07-11T12:59:14.644058517</dc:date>
    <meta:editing-duration>PT43M2S</meta:editing-duration>
    <meta:editing-cycles>1</meta:editing-cycles>
    <meta:document-statistic meta:table-count="0" meta:image-count="0" meta:object-count="0" meta:page-count="1" meta:paragraph-count="1" meta:word-count="9" meta:character-count="67" meta:non-whitespace-character-count="58"/>
    <meta:generator>LibreOffice/6.4.4.2$Linux_X86_64 LibreOffice_project/40$Build-2</meta:generator>
  </office:meta>
</office:document-meta>
</file>